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2.948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1.2327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end" fo:margin-left="0in"/>
      <style:text-properties fo:font-size="10.5pt" style:font-size-asian="10.5pt" style:font-size-complex="10.5pt"/>
    </style:style>
    <style:style style:name="ce2" style:family="table-cell" style:parent-style-name="Default">
      <style:table-cell-properties fo:border-bottom="2.49pt solid #000000" fo:border-left="2.49pt solid #000000" fo:border-right="0.99pt solid #000000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2.49pt solid #000000" fo:border-right="none" fo:border-top="2.49pt solid #000000"/>
    </style:style>
    <style:style style:name="ce4" style:family="table-cell" style:parent-style-name="Default">
      <style:table-cell-properties fo:border-bottom="none" fo:background-color="#dddddd" fo:border-left="2.49pt solid #000000" fo:border-right="none" fo:border-top="none"/>
    </style:style>
    <style:style style:name="ce5" style:family="table-cell" style:parent-style-name="Default">
      <style:table-cell-properties fo:border-bottom="none" fo:border-left="2.49pt solid #000000" fo:border-right="none" fo:border-top="none"/>
    </style:style>
    <style:style style:name="ce6" style:family="table-cell" style:parent-style-name="Default">
      <style:table-cell-properties fo:border-bottom="2.49pt solid #000000" fo:border-left="2.49pt solid #000000" fo:border-right="none" fo:border-top="none"/>
    </style:style>
    <style:style style:name="ce7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8" style:family="table-cell" style:parent-style-name="Default">
      <style:table-cell-properties fo:border-bottom="2.49pt solid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06pt solid #000000" fo:border-right="0.06pt solid #000000" fo:border-top="2.49pt solid #000000"/>
    </style:style>
    <style:style style:name="ce10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2.49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2.49pt solid #000000" fo:border-left="0.06pt solid #000000" fo:border-right="none" fo:border-top="2.49pt solid #000000"/>
      <style:text-properties fo:font-size="10.5pt" style:font-size-asian="10.5pt" style:font-size-complex="10.5pt"/>
    </style:style>
    <style:style style:name="ce14" style:family="table-cell" style:parent-style-name="Default">
      <style:table-cell-properties fo:border-bottom="none" fo:border-left="none" fo:border-right="none" fo:border-top="2.49pt solid #000000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order-bottom="2.49pt solid #000000" fo:border-left="none" fo:border-right="none" fo:border-top="none"/>
    </style:style>
    <style:style style:name="ce17" style:family="table-cell" style:parent-style-name="Default">
      <style:table-cell-properties fo:border-bottom="2.49pt solid #000000" fo:border-left="2.49pt solid #000000" fo:border-right="none" fo:border-top="2.49pt solid #000000"/>
      <style:text-properties fo:font-size="10.5pt" style:font-size-asian="10.5pt" style:font-size-complex="10.5pt"/>
    </style:style>
    <style:style style:name="ce18" style:family="table-cell" style:parent-style-name="Default">
      <style:table-cell-properties fo:border-bottom="2.49pt solid #000000" fo:border-left="2.49pt solid #000000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2.49pt solid #000000" fo:border-left="0.99pt solid #000000" fo:border-right="2.49pt solid #000000" fo:border-top="2.49pt solid #000000"/>
      <style:text-properties fo:font-size="10.5pt" style:font-size-asian="10.5pt" style:font-size-complex="10.5pt"/>
    </style:style>
    <style:style style:name="ce20" style:family="table-cell" style:parent-style-name="Default" style:data-style-name="N1">
      <style:table-cell-properties fo:border-bottom="2.49pt solid #000000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2.49pt solid #000000" style:cell-protect="formula-hidden" style:print-content="true" fo:border-left="none" fo:border-right="none" fo:border-top="non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23" style:family="table-cell" style:parent-style-name="Default" style:data-style-name="N122">
      <style:table-cell-properties fo:border-bottom="2.49pt solid #000000" fo:border-left="2.49pt solid #000000" fo:border-right="none" fo:border-top="none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24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25" style:family="table-cell" style:parent-style-name="Default" style:data-style-name="N122">
      <style:table-cell-properties fo:border-bottom="2.49pt solid #000000" fo:border-left="0.99pt solid #000000" fo:border-right="0.99pt solid #000000" fo:border-top="none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26" style:family="table-cell" style:parent-style-name="Default" style:data-style-name="N123">
      <style:table-cell-properties fo:border-bottom="2.49pt solid #000000" fo:border-left="0.99pt solid #000000" fo:border-right="0.99pt solid #000000" fo:border-top="none"/>
      <style:text-properties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27" style:family="table-cell" style:parent-style-name="Default" style:data-style-name="N122">
      <style:table-cell-properties fo:border-bottom="2.49pt solid #000000" fo:border-left="0.99pt solid #000000" fo:border-right="none" fo:border-top="none"/>
      <style:text-properties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28" style:family="table-cell" style:parent-style-name="Default">
      <style:table-cell-properties style:cell-protect="formula-hidden" style:print-content="true"/>
    </style:style>
    <style:style style:name="ce29" style:family="table-cell" style:parent-style-name="Default" style:data-style-name="N123">
      <style:table-cell-properties fo:border-bottom="2.49pt solid #000000" fo:border-left="none" fo:border-right="none" fo:border-top="none"/>
      <style:text-properties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30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31" style:family="table-cell" style:parent-style-name="Default" style:data-style-name="N122">
      <style:table-cell-properties fo:border-bottom="2.49pt solid #000000" fo:border-left="0.99pt solid #000000" fo:border-right="2.49pt solid #000000" fo:border-top="none"/>
      <style:text-properties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32" style:family="table-cell" style:parent-style-name="Default">
      <style:table-cell-properties fo:border-bottom="none" fo:border-left="none" fo:border-right="2.49pt solid #000000" fo:border-top="2.49pt solid #000000"/>
    </style:style>
    <style:style style:name="ce33" style:family="table-cell" style:parent-style-name="Default">
      <style:table-cell-properties fo:border-bottom="none" fo:background-color="#dddddd" fo:border-left="none" fo:border-right="2.49pt solid #000000" fo:border-top="none"/>
    </style:style>
    <style:style style:name="ce34" style:family="table-cell" style:parent-style-name="Default">
      <style:table-cell-properties fo:border-bottom="none" fo:border-left="none" fo:border-right="2.49pt solid #000000" fo:border-top="none"/>
    </style:style>
    <style:style style:name="ce35" style:family="table-cell" style:parent-style-name="Default">
      <style:table-cell-properties fo:border-bottom="2.49pt solid #000000" fo:border-left="none" fo:border-right="2.49pt solid #000000" fo:border-top="none"/>
    </style:style>
    <style:style style:name="ce36" style:family="table-cell" style:parent-style-name="Default">
      <style:table-cell-properties fo:background-color="transparent" fo:border="none"/>
    </style:style>
    <style:style style:name="ce37" style:family="table-cell" style:parent-style-name="Default">
      <style:table-cell-properties style:cell-protect="formula-hidden" style:print-content="true" fo:background-color="transparent" fo:border="none"/>
    </style:style>
    <style:style style:name="ce38" style:family="table-cell" style:parent-style-name="Default">
      <style:table-cell-properties fo:background-color="transparent"/>
    </style:style>
    <style:style style:name="gr1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whole-number() and cell-content-is-between(0,1)" table:allow-empty-cell="true" table:base-cell-address="Euro.Q6">
          <table:error-message table:message-type="stop" table:display="true"/>
        </table:content-validation>
      </table:content-validations>
      <table:table table:name="Euro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7" table:default-cell-style-name="Default"/>
        <table:table-column table:style-name="co6" table:default-cell-style-name="ce10"/>
        <table:table-column table:style-name="co7" table:default-cell-style-name="Default"/>
        <table:table-column table:style-name="co7" table:default-cell-style-name="ce10"/>
        <table:table-column table:style-name="co7" table:default-cell-style-name="Default"/>
        <table:table-column table:style-name="co6" table:default-cell-style-name="ce10"/>
        <table:table-column table:style-name="co7" table:default-cell-style-name="ce33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21" office:value-type="string" calcext:value-type="string" table:number-columns-spanned="5" table:number-rows-spanned="1">
            <text:p>Portefeuille - aperçu du mois de :</text:p>
          </table:table-cell>
          <table:covered-table-cell/>
          <table:covered-table-cell table:style-name="Default"/>
          <table:covered-table-cell/>
          <table:covered-table-cell table:style-name="ce28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ce1" office:value-type="string" calcext:value-type="string">
            <text:p>n°</text:p>
          </table:table-cell>
          <table:table-cell table:style-name="ce7" office:value-type="string" calcext:value-type="string">
            <text:p>Date d'achat</text:p>
          </table:table-cell>
          <table:table-cell table:style-name="ce13" office:value-type="string" calcext:value-type="string">
            <text:p>Date de vente</text:p>
          </table:table-cell>
          <table:table-cell table:style-name="ce17" office:value-type="string" calcext:value-type="string">
            <text:p>Titre</text:p>
          </table:table-cell>
          <table:table-cell table:style-name="ce19" office:value-type="string" calcext:value-type="string">
            <text:p>Quantité</text:p>
          </table:table-cell>
          <table:table-cell table:style-name="ce22" office:value-type="string" calcext:value-type="string">
            <office:annotation draw:style-name="gr1" draw:text-style-name="P1" svg:width="1.1413in" svg:height="0.3902in" svg:x="8.4331in" svg:y="0.0799in" draw:caption-point-x="-0.2169in" draw:caption-point-y="0.537in">
              <dc:creator>A</dc:creator>
              <dc:date>2014-04-26T00:00:00</dc:date>
              <text:p text:style-name="P1"><text:span text:style-name="T1">Prix marché à l'achat</text:span></text:p>
            </office:annotation>
            <text:p>Prix Brut Achat</text:p>
          </table:table-cell>
          <table:table-cell table:style-name="ce24" office:value-type="string" calcext:value-type="string">
            <office:annotation draw:style-name="gr1" draw:text-style-name="P1" svg:width="1.1413in" svg:height="0.3902in" svg:x="9.6295in" svg:y="0.0799in" draw:caption-point-x="-0.213in" draw:caption-point-y="0.537in">
              <dc:creator>A</dc:creator>
              <dc:date>2014-04-26T00:00:00</dc:date>
              <text:p text:style-name="P1"><text:span text:style-name="T1">Prix marché à la vente</text:span></text:p>
            </office:annotation>
            <text:p>Prix Brut Vente</text:p>
          </table:table-cell>
          <table:table-cell table:style-name="ce24" office:value-type="string" calcext:value-type="string">
            <text:p>Gain Brut</text:p>
          </table:table-cell>
          <table:table-cell table:style-name="ce7" office:value-type="string" calcext:value-type="string">
            <text:p>Gain Brut</text:p>
          </table:table-cell>
          <table:table-cell table:style-name="ce22" office:value-type="string" calcext:value-type="string">
            <office:annotation draw:style-name="gr2" draw:text-style-name="P1" svg:width="1.1413in" svg:height="0.2346in" svg:x="12.7161in" svg:y="0.0799in" draw:caption-point-x="-0.2016in" draw:caption-point-y="0.537in">
              <dc:creator>A</dc:creator>
              <dc:date>2014-04-26T00:00:00</dc:date>
              <text:p text:style-name="P1"><text:span text:style-name="T1">Prix d'achat TTC</text:span></text:p>
            </office:annotation>
            <text:p>Prix Net Achat</text:p>
          </table:table-cell>
          <table:table-cell table:style-name="ce24" office:value-type="string" calcext:value-type="string">
            <office:annotation draw:style-name="gr1" draw:text-style-name="P1" svg:width="1.1413in" svg:height="0.3902in" svg:x="13.9126in" svg:y="0.0799in" draw:caption-point-x="-0.1972in" draw:caption-point-y="0.537in">
              <dc:creator>A</dc:creator>
              <dc:date>2014-04-26T00:00:00</dc:date>
              <text:p text:style-name="P1"><text:span text:style-name="T1">Prix de vente TTC</text:span></text:p>
            </office:annotation>
            <text:p>Prix Net Vente</text:p>
          </table:table-cell>
          <table:table-cell table:style-name="ce24" office:value-type="string" calcext:value-type="string">
            <text:p>Gain Net</text:p>
          </table:table-cell>
          <table:table-cell table:style-name="ce30" office:value-type="string" calcext:value-type="string">
            <office:annotation draw:style-name="gr1" draw:text-style-name="P1" svg:width="1.1413in" svg:height="0.3902in" svg:x="15.8035in" svg:y="0.0799in" draw:caption-point-x="-0.1909in" draw:caption-point-y="0.537in">
              <dc:creator>A</dc:creator>
              <dc:date>2014-04-26T00:00:00</dc:date>
              <text:p text:style-name="P1"><text:span text:style-name="T1">Montant net C/D du compte</text:span></text:p>
            </office:annotation>
            <text:p>Gain Net</text:p>
          </table:table-cell>
        </table:table-row>
        <table:table-row table:style-name="ro4">
          <table:table-cell/>
          <table:table-cell table:style-name="ce2" office:value-type="string" calcext:value-type="string" table:number-columns-spanned="4" table:number-rows-spanned="1">
            <text:p>TOTAL :</text:p>
          </table:table-cell>
          <table:covered-table-cell table:number-columns-repeated="2" table:style-name="ce8"/>
          <table:covered-table-cell table:style-name="ce18"/>
          <table:table-cell table:style-name="ce20" table:formula="of:=SUM([.F6:.F56])" office:value-type="float" office:value="0" calcext:value-type="float">
            <text:p>0</text:p>
          </table:table-cell>
          <table:table-cell table:style-name="ce23" table:formula="of:=IF([.Q5]=1;SUMPRODUCT([.F6:.F56];[.G6:.G56]);SUM([.G6:.G56]))" office:value-type="currency" office:currency="EUR" office:value="0" calcext:value-type="currency">
            <text:p>0.00 €</text:p>
          </table:table-cell>
          <table:table-cell table:style-name="ce25" table:formula="of:=IF([.Q5]=1;SUMPRODUCT([.F6:.F56];[.H6:.H56]);SUM([.H6:.H56]))" office:value-type="currency" office:currency="EUR" office:value="0" calcext:value-type="currency">
            <text:p>0.00 €</text:p>
          </table:table-cell>
          <table:table-cell table:style-name="ce26" table:formula="of:=IF([.G5]=0;0;([.H5]-[.G5])/[.G5])" office:value-type="percentage" office:value="0" calcext:value-type="percentage">
            <text:p>0.00%</text:p>
          </table:table-cell>
          <table:table-cell table:style-name="ce27" table:formula="of:=SUM([.J6:.J56])" office:value-type="currency" office:currency="EUR" office:value="0" calcext:value-type="currency">
            <text:p>0.00 €</text:p>
          </table:table-cell>
          <table:table-cell table:style-name="ce23" table:formula="of:=IF([.Q6]=1;SUMPRODUCT([.F6:.F56];[.K6:.K56]);SUM([.K6:.K56]))" office:value-type="currency" office:currency="EUR" office:value="0" calcext:value-type="currency">
            <text:p>0.00 €</text:p>
          </table:table-cell>
          <table:table-cell table:style-name="ce25" table:formula="of:=IF([.Q6]=1;SUMPRODUCT([.F6:.F56];[.L6:.L56]);SUM([.L6:.L56]))" office:value-type="currency" office:currency="EUR" office:value="0" calcext:value-type="currency">
            <text:p>0.00 €</text:p>
          </table:table-cell>
          <table:table-cell table:style-name="ce29" table:formula="of:=IF([.K5]=0;0;([.L5]-[.K5])/[.K5])" office:value-type="percentage" office:value="0" calcext:value-type="percentage">
            <text:p>0.00%</text:p>
          </table:table-cell>
          <table:table-cell table:style-name="ce31" table:formula="of:=SUM([.N6:.N56])" office:value-type="currency" office:currency="EUR" office:value="0" calcext:value-type="currency">
            <text:p>0.00 €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3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33" calcext:value-type="float">
            <text:p>3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35" calcext:value-type="float">
            <text:p>3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39" calcext:value-type="float">
            <text:p>3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41" calcext:value-type="float">
            <text:p>4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43" calcext:value-type="float">
            <text:p>4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45" calcext:value-type="float">
            <text:p>4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47" calcext:value-type="float">
            <text:p>4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49" calcext:value-type="float">
            <text:p>4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51" calcext:value-type="float">
            <text:p>5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" office:value-type="float" office:value="53" calcext:value-type="float">
            <text:p>5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3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6" office:value-type="float" office:value="55" calcext:value-type="float">
            <text:p>55</text:p>
          </table:table-cell>
          <table:table-cell table:style-name="ce12"/>
          <table:table-cell table:style-name="ce16"/>
          <table:table-cell table:style-name="ce12"/>
          <table:table-cell table:style-name="ce16"/>
          <table:table-cell table:style-name="ce12"/>
          <table:table-cell table:style-name="ce16"/>
          <table:table-cell table:style-name="ce12"/>
          <table:table-cell table:style-name="ce16"/>
          <table:table-cell table:style-name="ce12"/>
          <table:table-cell table:style-name="ce16"/>
          <table:table-cell table:style-name="ce12"/>
          <table:table-cell table:style-name="ce35"/>
        </table:table-row>
        <calcext:conditional-formats>
          <calcext:conditional-format calcext:target-range-address="Euro.I5:Euro.J5 Euro.M5:Euro.N5">
            <calcext:condition calcext:apply-style-name="Default" calcext:value="=0" calcext:base-cell-address="Euro.I5"/>
            <calcext:condition calcext:apply-style-name="smaller" calcext:value="&lt;0" calcext:base-cell-address="Euro.I5"/>
            <calcext:condition calcext:apply-style-name="greater" calcext:value="&gt;0" calcext:base-cell-address="Euro.I5"/>
          </calcext:conditional-format>
        </calcext:conditional-formats>
      </table:table>
      <table:table table:name="Dollar" table:style-name="ta1">
        <table:table-column table:style-name="co1" table:default-cell-style-name="Default"/>
        <table:table-row table:style-name="ro1">
          <table:table-cell/>
        </table:table-row>
      </table:table>
      <table:table table:name="Config" table:style-name="ta1">
        <table:table-column table:style-name="co8" table:default-cell-style-name="Default"/>
        <table:table-column table:style-name="co9" table:default-cell-style-name="Default"/>
        <table:table-column table:style-name="co1" table:default-cell-style-name="ce37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/>
          <table:table-cell table:style-name="ce36" office:value-type="string" calcext:value-type="string">
            <text:p>prix bruts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36" office:value-type="string" calcext:value-type="string">
            <office:annotation draw:style-name="gr3" draw:text-style-name="P1" svg:width="1.1413in" svg:height="0.7012in" svg:x="3.2043in" svg:y="0.5539in" draw:caption-point-x="0.263in" draw:caption-point-y="-0.3724in">
              <dc:creator>A</dc:creator>
              <dc:date>2014-04-26T00:00:00</dc:date>
              <text:p text:style-name="P1"><text:span text:style-name="T1">Le prix est exprimé selon le montant total de la transaction.</text:span></text:p>
            </office:annotation>
            <text:p>0 = total sur ordre</text:p>
          </table:table-cell>
          <table:table-cell table:style-name="ce36" office:value-type="string" calcext:value-type="string">
            <office:annotation draw:style-name="gr4" draw:text-style-name="P1" svg:width="1.1413in" svg:height="0.8567in" svg:x="3.398in" svg:y="0.5535in" draw:caption-point-x="1.0772in" draw:caption-point-y="-0.372in">
              <dc:creator>A</dc:creator>
              <dc:date>2014-04-26T00:00:00</dc:date>
              <text:p text:style-name="P1"><text:span text:style-name="T1">Le prix est exprimé selon le montant individuel de chaque action.</text:span></text:p>
            </office:annotation>
            <text:p>1 = par action</text:p>
          </table:table-cell>
        </table:table-row>
        <table:table-row table:style-name="ro5">
          <table:table-cell/>
          <table:table-cell table:style-name="ce36" office:value-type="string" calcext:value-type="string">
            <text:p>prix nets</text:p>
          </table:table-cell>
          <table:table-cell table:content-validation-name="val1" office:value-type="float" office:value="0" calcext:value-type="float">
            <text:p>0</text:p>
          </table:table-cell>
          <table:table-cell table:style-name="ce36" office:value-type="string" calcext:value-type="string">
            <office:annotation draw:style-name="gr3" draw:text-style-name="P1" svg:width="1.1413in" svg:height="0.7012in" svg:x="3.2043in" svg:y="0.7504in" draw:caption-point-x="0.263in" draw:caption-point-y="-0.3724in">
              <dc:creator>A</dc:creator>
              <dc:date>2014-04-26T00:00:00</dc:date>
              <text:p text:style-name="P1"><text:span text:style-name="T1">Le prix est exprimé selon le montant total de la transaction.</text:span></text:p>
            </office:annotation>
            <text:p>0 = total sur ordre</text:p>
          </table:table-cell>
          <table:table-cell table:style-name="ce36" office:value-type="string" calcext:value-type="string">
            <office:annotation draw:style-name="gr4" draw:text-style-name="P1" svg:width="1.1413in" svg:height="0.8567in" svg:x="3.398in" svg:y="0.75in" draw:caption-point-x="1.0772in" draw:caption-point-y="-0.372in">
              <dc:creator>A</dc:creator>
              <dc:date>2014-04-26T00:00:00</dc:date>
              <text:p text:style-name="P1"><text:span text:style-name="T1">Le prix est exprimé selon le montant individuel de chaque action.</text:span></text:p>
            </office:annotation>
            <text:p>1 = par action</text:p>
          </table:table-cell>
        </table:table-row>
        <table:table-row table:style-name="ro1">
          <table:table-cell table:number-columns-repeated="2"/>
          <table:table-cell table:style-name="ce38"/>
          <table:table-cell table:number-columns-repeated="2"/>
        </table:table-row>
        <table:table-row table:style-name="ro1">
          <table:table-cell table:number-columns-repeated="2"/>
          <table:table-cell table:style-name="ce3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0P0"/>
    </number:currency-style>
    <number:number-style style:name="N121">
      <number:number number:decimal-places="1"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percentage-style style:name="N123P0" style:volatile="true">
      <number:number number:decimal-places="2" number:min-integer-digits="1"/>
      <number:text>%</number:text>
    </number:percentage-style>
    <number:percentage-style style:name="N123">
      <style:text-properties fo:color="#ff0000"/>
      <number:text>-</number:text>
      <number:number number:decimal-places="2" number:min-integer-digits="1"/>
      <number:text>%</number:text>
      <style:map style:condition="value()&gt;=0" style:apply-style-name="N123P0"/>
    </number:percentage-style>
    <number:currency-style style:name="N10106P0" style:volatile="true" number:language="uz" number:script="Latn" number:country="UZ">
      <number:currency-symbol number:language="en" number:country="US">$</number:currency-symbol>
      <number:number number:decimal-places="2" number:min-integer-digits="1" number:grouping="true"/>
    </number:currency-style>
    <number:currency-style style:name="N10106" number:language="uz" number:script="Latn" number:country="UZ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6P0"/>
    </number:currency-style>
    <number:currency-style style:name="N40106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010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0106P0"/>
    </number:currency-style>
    <number:currency-style style:name="N40107P0" style:volatile="true" number:language="fr" number:country="FR">
      <style:text-properties fo:color="#00ff00"/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maller" style:family="table-cell" style:parent-style-name="Default">
      <style:text-properties fo:color="#ff0000"/>
    </style:style>
    <style:style style:name="greater" style:family="table-cell" style:parent-style-name="Default">
      <style:text-properties fo:color="#00800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6T21:33:16.599100865</dc:date>
    <meta:document-statistic meta:table-count="3" meta:cell-count="87" meta:object-count="0"/>
    <meta:generator>LibreOffice/4.2.8.2$Linux_X86_64 LibreOffice_project/420m0$Build-2</meta:generator>
  </office:meta>
</office:document-meta>
</file>